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1014" officeooo:paragraph-rsid="00111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TK1110 – Oblig 1</text:p>
      <text:p text:style-name="P1"><text:a xlink:type="simple" xlink:href="mailto:marcusti@student.matnat.uio.no" text:style-name="Internet_20_link" text:visited-style-name="Visited_20_Internet_20_Link">marcusti@student.matnat.uio.no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45:48.390775389</meta:creation-date>
    <dc:date>2019-02-19T12:47:13.421498883</dc:date>
    <meta:editing-duration>PT1M26S</meta:editing-duration>
    <meta:editing-cycles>1</meta:editing-cycles>
    <meta:document-statistic meta:table-count="0" meta:image-count="0" meta:object-count="0" meta:page-count="1" meta:paragraph-count="2" meta:word-count="4" meta:character-count="47" meta:non-whitespace-character-count="44"/>
    <meta:generator>LibreOffice/6.0.7.3$Linux_X86_64 LibreOffice_project/00m0$Build-3</meta:generator>
  </office:meta>
</office:document-meta>
</file>